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rsid="000d3f8c" officeooo:paragraph-rsid="000d3f8c"/>
    </style:style>
    <style:style style:name="P2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rsid="000dee76" officeooo:paragraph-rsid="000dee76"/>
    </style:style>
    <style:style style:name="P3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rsid="000fb34e" officeooo:paragraph-rsid="000fb34e"/>
    </style:style>
    <style:style style:name="P4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weight="bold" style:font-weight-asian="bold" style:font-weight-complex="bold"/>
    </style:style>
    <style:style style:name="P5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weight="bold" officeooo:rsid="000fc8e6" officeooo:paragraph-rsid="000fc8e6" style:font-weight-asian="bold" style:font-weight-complex="bold"/>
    </style:style>
    <style:style style:name="P6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weight="bold" officeooo:rsid="0011496d" officeooo:paragraph-rsid="0011496d" style:font-weight-asian="bold" style:font-weight-complex="bold"/>
    </style:style>
    <style:style style:name="P7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weight="bold" officeooo:rsid="000bf160" officeooo:paragraph-rsid="000bf160" style:font-weight-asian="bold" style:font-weight-complex="bold"/>
    </style:style>
    <style:style style:name="P8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weight="bold" officeooo:rsid="000dee76" officeooo:paragraph-rsid="000dee76" style:font-weight-asian="bold" style:font-weight-complex="bold"/>
    </style:style>
    <style:style style:name="P9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weight="bold" officeooo:rsid="000d3f8c" officeooo:paragraph-rsid="000d3f8c" style:font-weight-asian="bold" style:font-weight-complex="bold"/>
    </style:style>
    <style:style style:name="P10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weight="bold" officeooo:rsid="0012e1ed" officeooo:paragraph-rsid="0012e1ed" style:font-weight-asian="bold" style:font-weight-complex="bold"/>
    </style:style>
    <style:style style:name="P11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weight="normal" officeooo:rsid="000fc8e6" officeooo:paragraph-rsid="000fc8e6" style:font-weight-asian="normal" style:font-weight-complex="normal"/>
    </style:style>
    <style:style style:name="P12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rsid="0011496d" officeooo:paragraph-rsid="0011496d"/>
    </style:style>
    <style:style style:name="P13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rsid="000bf160" officeooo:paragraph-rsid="000bf160"/>
    </style:style>
    <style:style style:name="P14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rsid="0012ad81" officeooo:paragraph-rsid="0012ad81"/>
    </style:style>
    <style:style style:name="P15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rsid="0014495a" officeooo:paragraph-rsid="0014495a"/>
    </style:style>
    <style:style style:name="P16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weight="bold" officeooo:rsid="0014495a" officeooo:paragraph-rsid="0014495a" style:font-weight-asian="bold" style:font-weight-complex="bold"/>
    </style:style>
    <style:style style:name="P17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size="15pt" fo:font-weight="bold" officeooo:rsid="000d3f8c" officeooo:paragraph-rsid="000d3f8c" style:font-size-asian="15pt" style:font-weight-asian="bold" style:font-size-complex="15pt" style:font-weight-complex="bold"/>
    </style:style>
    <style:style style:name="T1" style:family="text">
      <style:text-properties officeooo:rsid="000fc8e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ff" style:text-underline-style="solid" style:text-underline-width="auto" style:text-underline-color="font-color"/>
    </style:style>
    <style:style style:name="T4" style:family="text">
      <style:text-properties fo:font-size="15pt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Revison:</text:p>
      <text:p text:style-name="P11">dialogflow</text:p>
      <text:p text:style-name="P5"/>
      <text:p text:style-name="P5">vedios</text:p>
      <text:p text:style-name="P3">14 ki pori kru <text:span text:style-name="T1">20 min k baad say </text:span><text:s/>21 ki shuru say kru </text:p>
      <text:p text:style-name="P4"/>
      <text:p text:style-name="P6">github link</text:p>
      <text:p text:style-name="P12">github.com/Batch02_Q4</text:p>
      <text:p text:style-name="P4"/>
      <text:p text:style-name="P7">link fahim:</text:p>
      <text:p text:style-name="P13">tiny.cc/PIAICQ4 </text:p>
      <text:p text:style-name="P7"/>
      <text:p text:style-name="P8">slide:</text:p>
      <text:p text:style-name="P2"><text:a xlink:type="simple" xlink:href="https://drive.google.com/drive/folders/1UEG5zlE8E6Qd9mHcMy6tzSIyLF_vbaK6" text:style-name="Internet_20_link" text:visited-style-name="Visited_20_Internet_20_Link">https://drive.google.com/drive/folders/1UEG5zlE8E6Qd9mHcMy6tzSIyLF_vbaK6</text:a></text:p>
      <text:p text:style-name="P8"/>
      <text:p text:style-name="P1"><text:span text:style-name="T2">framework </text:span>:</text:p>
      <text:p text:style-name="P1">rasa</text:p>
      <text:p text:style-name="P9"/>
      <text:p text:style-name="P10">free certificate:</text:p>
      <text:p text:style-name="P10"><text:a xlink:type="simple" xlink:href="https://csc.docs.microsoft.com/ignite/registration/March2021" text:style-name="Internet_20_link" text:visited-style-name="Visited_20_Internet_20_Link"><text:span text:style-name="T3">https://csc.docs.microsoft.com/ignite/registration/March2021</text:span></text:a> </text:p>
      <text:p text:style-name="P10"/>
      <text:p text:style-name="P9"/>
      <text:p text:style-name="P9">website:</text:p>
      <text:p text:style-name="P1">cle.org.pk</text:p>
      <text:p text:style-name="P17"/>
      <text:p text:style-name="P16"><text:span text:style-name="T4">Azure account by sir faheem</text:span> </text:p>
      <text:p text:style-name="P15"/>
      <text:p text:style-name="P14">email</text:p>
      <text:p text:style-name="P14">piaiciot@gmailcom</text:p>
      <text:p text:style-name="P1"/>
      <text:p text:style-name="P14">password:</text:p>
      <text:p text:style-name="P14">asdbnm@123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4T13:43:05.583652955</meta:creation-date>
    <dc:date>2021-04-03T21:26:51.078537817</dc:date>
    <meta:editing-duration>PT1H53M56S</meta:editing-duration>
    <meta:editing-cycles>9</meta:editing-cycles>
    <meta:generator>LibreOffice/6.4.6.2$Linux_X86_64 LibreOffice_project/40$Build-2</meta:generator>
    <meta:document-statistic meta:table-count="0" meta:image-count="0" meta:object-count="0" meta:page-count="1" meta:paragraph-count="21" meta:word-count="42" meta:character-count="395" meta:non-whitespace-character-count="369"/>
  </office:meta>
</office:document-meta>
</file>